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000000" style:font-name="Palatino Linotype" fo:font-size="12pt" fo:letter-spacing="normal" fo:font-style="normal" style:text-underline-style="none" fo:font-weight="bold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fo:orphans="2" fo:widows="2" fo:text-indent="0cm" style:auto-text-indent="false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bold" fo:background-color="transparent" style:font-size-asian="12pt" style:font-size-complex="12pt"/>
    </style:style>
    <style:style style:name="P3" style:family="paragraph" style:parent-style-name="Text_20_body">
      <style:paragraph-properties fo:margin-top="0cm" fo:margin-bottom="0cm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fo:background-color="transparent" style:font-size-asian="12pt" style:font-size-complex="12pt"/>
    </style:style>
    <style:style style:name="P4" style:family="paragraph" style:parent-style-name="Text_20_body">
      <style:paragraph-properties fo:margin-top="0cm" fo:margin-bottom="0cm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fo:background-color="transparen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öte 13</text:p>
      <text:p text:style-name="P3"><text:line-break/> Date: 10/5<text:line-break/><text:line-break/> Facilitator: <text:s/>Andreas<text:line-break/><text:line-break/> Participants: Linnea Andersson, Andreas Wahlström, Erik Arnebäck<text:line-break/><text:line-break/>1. Objectives: </text:p>
      <text:p text:style-name="P3"><text:tab/></text:p>
      <text:p text:style-name="P3"><text:line-break/>2. Reports:</text:p>
      <text:p text:style-name="P3"><text:tab/></text:p>
      <text:p text:style-name="P3"><text:tab/>all done<text:line-break/><text:line-break/>3. Discussion items: </text:p>
      <text:p text:style-name="P3"><text:line-break/><text:line-break/>4. Outcomes and assignments: <text:line-break/><text:tab/></text:p>
      <text:p text:style-name="P3"><text:tab/>All: TODO-list<text:tab/></text:p>
      <text:p text:style-name="P3"><text:line-break/>5. Wrap up:</text:p>
      <text:p text:style-name="P3"><text:s/><text:line-break/><text:tab/>Next meeting: Sunday 12/5 14:00<text:line-break/><text:line-break/><text:line-break/></text:p>
      <text:p text:style-name="P1"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4T16:58:22.41</meta:creation-date>
    <dc:date>2013-05-10T16:34:01.34</dc:date>
    <meta:editing-duration>PT22M28S</meta:editing-duration>
    <meta:editing-cycles>4</meta:editing-cycles>
    <meta:generator>OpenOffice.org/3.4$Win32 OpenOffice.org_project/340m1$Build-9590</meta:generator>
    <meta:document-statistic meta:table-count="0" meta:image-count="0" meta:object-count="0" meta:page-count="1" meta:paragraph-count="11" meta:word-count="36" meta:character-count="274"/>
  </office:meta>
</office:document-meta>
</file>